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53c0" officeooo:paragraph-rsid="000f53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alut !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4T08:13:03.582000000</dc:date>
    <meta:editing-duration>PT30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7.2.7.2$Windows_X86_64 LibreOffice_project/8d71d29d553c0f7dcbfa38fbfda25ee34cce99a2</meta:generator>
  </office:meta>
</office:document-meta>
</file>